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/>
      <style:text-properties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7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hyphenation-ladder-count="no-limit" style:text-autospace="non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7" style:family="text">
      <style:text-properties style:font-name="Arial" fo:font-size="10pt" style:font-name-asian="Arial" style:font-size-asian="10pt" style:font-name-complex="Arial"/>
    </style:style>
    <style:style style:name="T8" style:family="text">
      <style:text-properties style:font-name="Arial" fo:font-weight="bold" style:font-name-asian="Arial" style:font-weight-asian="bold" style:font-name-complex="Arial"/>
    </style:style>
    <style:style style:name="T9" style:family="text">
      <style:text-properties style:font-name="Arial" fo:font-size="9pt" style:font-name-asian="Arial" style:font-size-asian="9pt" style:font-name-complex="Arial"/>
    </style:style>
    <style:style style:name="T10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letter-kerning="false" style:font-size-complex="10pt"/>
    </style:style>
    <style:style style:name="T14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5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5"><text:s/><text:bookmark text:name="_GoBack"/></text:p>
      <text:list xml:id="list488129416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1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2">IV. DISTRIBUCIONES CONTINU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3"><text:span text:style-name="T3">4.2 CALCULA LA DISTRIBUCION DE PROBABILIDAD EXPONENCIAL DE LA VARIABLE INVOLUCRADA, SIN ERROR DE CONCEPTO.</text:span></text:p>
            <text:p text:style-name="P10">V. DISTRIBUCION NORMAL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Viernes 7 de may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5">(J) Situación problema: (conflicto cognitivo</text:span><text:span text:style-name="T8">)</text:span><text:span text:style-name="T9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8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7">¿Cuál es el concepto de distribución de probabilidad exponencial?</text:p>
            <text:p text:style-name="P7">¿Cuál es el concepto de función de distribución de probabilidad norma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3">IDENTIFICA LAS DISTINTAS FORMAS EN QUE SE PUEDEN PRESENTAR LAS DISTRIBUCIONES CONTINUAS UTILIZADAS EN PROBABILIDAD DURANTE EL ESTUDIO DE ALGUNOS FENOMENO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8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5">(L) Metodología a desarrollar:</text:span><text:span text:style-name="T9"> </text:span></text:p>
          </table:table-cell>
          <table:table-cell table:style-name="Tabla1.A3" table:number-columns-spanned="3" office:value-type="string">
            <text:p text:style-name="P27"><text:span text:style-name="T5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10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5">(P) Indicadores de desempeño:</text:span><text:span text:style-name="T11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7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2915556744" text:style-name="WW8Num7">
              <text:list-item>
                <text:p text:style-name="P38">Se menciona el propósito del tema.</text:p>
              </text:list-item>
              <text:list-item>
                <text:p text:style-name="P37"><text:span text:style-name="T10">Se realizan las preguntas del Conflicto Cognitivo. </text:span>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5">Calcula y grafica distribuciones de probabilidad exponencial. Identificando la relación entre la función de distribución y la función de densidad de probabilidad de una variable aleatoria continua. Identifica la función de distribución normal. <text:s/></text:span></text:p>
          </table:table-cell>
          <table:covered-table-cell/>
          <table:table-cell table:style-name="Tabla1.G11" table:number-columns-spanned="3" office:value-type="string">
            <text:list xml:id="list296443298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334829202147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004616858" text:style-name="WW8Num3">
              <text:list-item>
                <text:p text:style-name="P46"><text:span text:style-name="T10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<text:soft-page-break/>5 minutos de 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6"><text:span text:style-name="T1">15 minutos para dar retroalimentación sobre las tareas y evidencias desarrolladas por los discentes en las clases anteriores.</text:span></text:p>
              </text:list-item>
              <text:list-item>
                <text:p text:style-name="P46"><text:span text:style-name="T1">65 minutos para la obtención de gráficas de distribución de probabilidad exponencial de variables aleatorias continuas. Identificación de la distribución normal.</text:span></text:p>
              </text:list-item>
              <text:list-item>
                <text:p text:style-name="P46"><text:span text:style-name="T1">10 minutos para el cierre y las conclusione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8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8">¿Qué tan preciso le pareció a usted el aprendizaje adquirido?</text:span></text:p>
            <text:p text:style-name="P1"><text:span text:style-name="T8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8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8">(V)Producto final:</text:span><text:span text:style-name="T10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8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6">Sistematizar e interpretar la información vertida por el personal discente, para dar la realimentación requerida.</text:span><text:span text:style-name="T12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172692799" text:style-name="WW8Num4">
              <text:list-item>
                <text:p text:style-name="P52"><text:span text:style-name="T5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9">Ilustraciones de gráficas de distribución de probabilidad exponencial y normal de variables aleatorias continuas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8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8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5"><text:soft-page-break/>Lamberto Maza Casas</text:p>
            <text:p text:style-name="P54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8"><text:s/></text:p>
            <text:p text:style-name="P8"><text:s/>Vo. <text:s text:c="17"/>Bo. </text:p>
            <text:p text:style-name="P2"><text:span text:style-name="T5">EL Tte. Cor. I. I., Jefe Sec. Académica. </text:span></text:p>
            <text:p text:style-name="P2"/>
            <text:p text:style-name="P56"><text:soft-page-break/><text:span text:style-name="T5">Omar Luna Ramírez</text:span></text:p>
            <text:p text:style-name="P56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8:00</dc:date>
    <meta:print-date>2019-10-03T23:31:00</meta:print-date>
    <meta:editing-cycles>210</meta:editing-cycles>
    <meta:editing-duration>PT10H37M</meta:editing-duration>
    <meta:document-statistic meta:table-count="1" meta:image-count="0" meta:object-count="0" meta:page-count="3" meta:paragraph-count="86" meta:word-count="458" meta:character-count="3544" meta:non-whitespace-character-count="2669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